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d3816" officeooo:paragraph-rsid="000d3816"/>
    </style:style>
    <style:style style:name="P2" style:family="paragraph" style:parent-style-name="Preformatted_20_Text">
      <style:text-properties officeooo:rsid="000e06cb" officeooo:paragraph-rsid="000e06cb"/>
    </style:style>
    <style:style style:name="P3" style:family="paragraph" style:parent-style-name="Preformatted_20_Text">
      <style:text-properties fo:color="#800000" officeooo:rsid="000d3816" officeooo:paragraph-rsid="000d3816"/>
    </style:style>
    <style:style style:name="P4" style:family="paragraph" style:parent-style-name="Preformatted_20_Text">
      <style:text-properties officeooo:rsid="000fcb25" officeooo:paragraph-rsid="000fcb25"/>
    </style:style>
    <style:style style:name="T1" style:family="text">
      <style:text-properties officeooo:rsid="000e0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rnada</text:p>
      <text:p text:style-name="P1"/>
      <text:p text:style-name="P3">→ Série</text:p>
      <text:p text:style-name="P1"/>
      <text:p text:style-name="P1">Tela 1 → ListaSerieTreinoPage</text:p>
      <text:p text:style-name="P1"/>
      <text:p text:style-name="P1">Tela 2 → SerieTreinoEdicaoPage</text:p>
      <text:p text:style-name="P2">( mudar status )</text:p>
      <text:p text:style-name="P2">( permitir excluir )</text:p>
      <text:p text:style-name="P1"/>
      <text:p text:style-name="P1">Tela 3 → CriaSeriePage</text:p>
      <text:p text:style-name="P1"/>
      <text:p text:style-name="P1"/>
      <text:p text:style-name="P1">→<text:span text:style-name="T1"> Iniciar Treino</text:span></text:p>
      <text:p text:style-name="P1"/>
      <text:p text:style-name="P2">Tela 1 → ExecutaTreinoPage</text:p>
      <text:p text:style-name="P2"/>
      <text:p text:style-name="P4">{‘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3T12:10:26.414163546</dc:date>
    <meta:editing-duration>PT8M53S</meta:editing-duration>
    <meta:editing-cycles>1</meta:editing-cycles>
    <meta:document-statistic meta:table-count="0" meta:image-count="0" meta:object-count="0" meta:page-count="1" meta:paragraph-count="10" meta:word-count="31" meta:character-count="175" meta:non-whitespace-character-count="154"/>
  </office:meta>
</office:document-meta>
</file>